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size="12pt" style:font-size-asian="10.5pt" style:font-size-complex="12pt"/>
    </style:style>
    <style:style style:name="P2"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P3" style:family="paragraph" style:parent-style-name="Standard">
      <style:paragraph-properties fo:line-height="200%" fo:text-align="start"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line-height="200%" fo:text-align="center" style:justify-single-word="false"/>
      <style:text-properties fo:font-size="14pt" style:font-size-asian="12.25pt" style:font-size-complex="14pt"/>
    </style:style>
    <style:style style:name="P5" style:family="paragraph" style:parent-style-name="Standard">
      <style:paragraph-properties fo:line-height="200%" fo:text-align="center" style:justify-single-word="false"/>
      <style:text-properties fo:font-size="16pt" style:font-size-asian="14pt" style:font-size-complex="16pt"/>
    </style:style>
    <style:style style:name="P6" style:family="paragraph" style:parent-style-name="Standard">
      <style:paragraph-properties fo:line-height="200%" fo:text-align="start" style:justify-single-word="false"/>
      <style:text-properties fo:font-size="16pt" style:font-size-asian="14pt" style:font-size-complex="16pt"/>
    </style:style>
    <style:style style:name="P7" style:family="paragraph" style:parent-style-name="Standard">
      <style:paragraph-properties fo:line-height="200%" fo:text-align="center" style:justify-single-word="false"/>
      <style:text-properties style:font-name="Liberation Serif" fo:font-size="12pt" fo:font-weight="bold" style:font-name-asian="WenQuanYi Micro Hei" style:font-size-asian="10.5pt" style:font-weight-asian="bold" style:font-name-complex="Lohit Hindi" style:font-size-complex="12pt" style:font-weight-complex="bold"/>
    </style:style>
    <style:style style:name="P8" style:family="paragraph" style:parent-style-name="Standard">
      <style:paragraph-properties fo:line-height="200%" fo:text-align="start" style:justify-single-word="false"/>
      <style:text-properties style:font-name="Liberation Serif" fo:font-size="12pt" fo:font-weight="bold" style:font-name-asian="WenQuanYi Micro Hei" style:font-size-asian="10.5pt" style:font-weight-asian="bold" style:font-name-complex="Lohit Hindi" style:font-size-complex="12pt" style:font-weight-complex="bold"/>
    </style:style>
    <style:style style:name="P9" style:family="paragraph" style:parent-style-name="Standard">
      <style:paragraph-properties fo:line-height="200%" fo:text-align="start" style:justify-single-word="false"/>
      <style:text-properties style:font-name="Liberation Serif" fo:font-size="12pt" fo:font-weight="normal" style:font-name-asian="WenQuanYi Micro Hei" style:font-size-asian="10.5pt" style:font-weight-asian="normal" style:font-name-complex="Lohit Hindi" style:font-size-complex="12pt" style:font-weight-complex="normal"/>
    </style:style>
    <style:style style:name="T1" style:family="text">
      <style:text-properties fo:font-size="12pt" style:font-size-asian="10.5pt" style:font-size-complex="12pt"/>
    </style:style>
    <style:style style:name="T2" style:family="text">
      <style:text-properties fo:font-size="12pt" fo:font-weight="bold" style:font-size-asian="10.5pt" style:font-weight-asian="bold" style:font-size-complex="12pt" style:font-weight-complex="bold"/>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4pt" style:font-size-asian="12.25pt" style:font-size-complex="14pt"/>
    </style:style>
    <style:style style:name="T5" style:family="text">
      <style:text-properties style:font-name="Liberation Serif1" fo:font-size="12pt" style:font-name-asian="Liberation Serif1" style:font-size-asian="10.5pt" style:font-name-complex="Liberation Serif1" style:font-size-complex="12pt"/>
    </style:style>
    <style:style style:name="T6" style:family="text">
      <style:text-properties style:font-name="Liberation Serif1" fo:font-size="12pt" fo:font-weight="bold" style:font-name-asian="Liberation Serif1" style:font-size-asian="10.5pt" style:font-weight-asian="bold" style:font-name-complex="Liberation Serif1" style:font-size-complex="12pt" style:font-weight-complex="bold"/>
    </style:style>
    <style:style style:name="T7" style:family="text">
      <style:text-properties style:font-name="Liberation Serif" fo:font-size="12pt" style:font-name-asian="WenQuanYi Micro Hei" style:font-size-asian="10.5pt" style:font-name-complex="Lohit Hindi" style:font-size-complex="12pt"/>
    </style:style>
    <style:style style:name="T8" style:family="text">
      <style:text-properties style:font-name="Liberation Serif" fo:font-size="12pt" fo:font-weight="bold" style:font-name-asian="WenQuanYi Micro Hei" style:font-size-asian="10.5pt" style:font-weight-asian="bold" style:font-name-complex="Lohit Hindi" style:font-size-complex="12pt" style:font-weight-complex="bold"/>
    </style:style>
    <style:style style:name="T9" style:family="text">
      <style:text-properties style:font-name="Liberation Serif" fo:font-size="12pt" fo:font-weight="normal" style:font-name-asian="WenQuanYi Micro Hei" style:font-size-asian="10.5pt" style:font-weight-asian="normal" style:font-name-complex="Lohit Hindi" style:font-size-complex="12pt" style:font-weight-complex="normal"/>
    </style:style>
    <style:style style:name="T10"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estiary</text:p>
      <text:p text:style-name="P1"><text:tab/>To put it bluntly, Korssent is a dangerous place that is filled with some horrible shit. The Fates' Game affects more than just humans, as excess energies tear into the wild parts of the world, often changing their inhabitants for the worse. These mutants often become creatures of myth and legend, the subject of fireside tales and mad gibbering recall. </text:p>
      <text:p text:style-name="P4">Here Be Dragons</text:p>
      <text:p text:style-name="P6"><text:span text:style-name="T4"><text:tab/></text:span><text:span text:style-name="T1">Dragons are the nuclear option of the Fates, creatures born on the leylines of Fate, empowered by a small fragment of a Fate's being. They tend to be somewhat pompous about this. Dragons vary wildly by their suit, ranging from fur covered beasts of an almost feline nature to horrible slimy monstrosities, sentient swarms of locusts, malicious clouds of gas and so forth. Dragons grow slowly, with a power rating 1 representing a kit, and each subsequent rank about twenty years of healthy growth. This of course grants them great wisdom(usually), albeit with equal arrogance. Their superiority to humans is quite obvious to them, and their long game oriented minds make them quite indifferent towards lesser day-to-day affairs. Every dragon is different, but here are a few examples:</text:span></text:p>
      <text:p text:style-name="P5"><text:span text:style-name="T5">♣</text:span><text:span text:style-name="T7"> </text:span><text:span text:style-name="T8">Dragons</text:span></text:p>
      <text:p text:style-name="P7"/>
      <text:p text:style-name="P5"><text:span text:style-name="T5">♠</text:span><text:span text:style-name="T7"> </text:span><text:span text:style-name="T8">Dragons</text:span></text:p>
      <text:p text:style-name="P7">Solus' Hellkite</text:p>
      <text:p text:style-name="P8"><text:tab/><text:span text:style-name="T10">A dragon that seems to have impossible geometry. </text:span></text:p>
      <text:p text:style-name="P5"><text:span text:style-name="T6">♥</text:span><text:span text:style-name="T8"> Dragons</text:span></text:p>
      <text:p text:style-name="P8"><text:tab/>Dragon of Swarms</text:p>
      <text:p text:style-name="P6"><text:span text:style-name="T8"><text:tab/></text:span><text:span text:style-name="T9">Though hardly a regular sight, legends describing beasts similar to these dragons have surfaced in Hamash, Eurston, and Krestfalo. Not one creature in the conventional sense, they are comprised of impossibly large numbers of insects, most often locusts but bees, ants, and even dragonflies have also </text:span><text:soft-page-break/><text:span text:style-name="T9">been spoken of. The bugs are always more aggressive than one expects, and if sufficiently powerful a </text:span><text:span text:style-name="T9">Dragon of this type can spread out its component insects wide enough to blanket an entire city in tiny, stinging, angry critters. Their coming is spoken of with great dread, a Plague of which some spiritual leaders claim is some sort of awful penance. The only effective means of combating such creatures has been found to be fire, a risky option considering the flammability of most of Korssent's cities.</text:span></text:p>
      <text:p text:style-name="P9"><text:tab/>These beasts are still sentient, terrifyingly enough, with each individual merely a drone to the greater swarm. A Dragon of Swarms is most likely to appear in areas that have recently made huge changes to the local ecosystem, large scale slash-and-burn farming and the like, appearing as some kind of vengeance from nature. Their method of converting followers is horrific, ingesting the victim into the swarm for a moment and filling them with bugs which then take over much of the poor bastard. Of all those forcibly aligned by dragons, these poor wretches always seem the happiest to die. <text:s text:c="2"/></text:p>
      <text:p text:style-name="P5"><text:span text:style-name="T5">♦</text:span><text:span text:style-name="T7"> </text:span><text:span text:style-name="T8">Dragons</text:span><text:span text:style-name="T1"> </text:span><text:tab/></text:p>
      <text:p text:style-name="P2"><text:tab/>Dragon of Euphoria</text:p>
      <text:p text:style-name="P6"><text:span text:style-name="T2"><text:tab/></text:span><text:span text:style-name="T3">These dragons are well-known in the Divine Kingdom of Fresia as messengers of great significance and in some tales the heralds of madness and chaos. The town besieged by a Dragon of Euphoria is almost helpless, as a powerful wave of euphoria infects all who cannot resist the call, making them lethargic and passive towards whatever business the Dragon has in their presence. These creatures are not particularly violent unless necessary, but will take special interest in any that maintain their presence of mind. As one draws closer to the beast, the effects strengthen, adding a layer of hallucinations that can range from hilarious to disturbing depending on just who they infect. These Dragons view themselves as a positive influence on all they come across, and see their psychic abilities as a gift to any lucky enough to be near them. They often dote on the most strongly controlled of their subjects almost affectionately, though they are careful not to get their claws too dirty if it can be helped. <text:s text:c="2"/>They take their time heading anywhere, happy to accept the awe and worship of any they should come </text:span><text:soft-page-break/><text:span text:style-name="T3">across, and are easily distracted by simply giving them attention, though they will not hesitate from </text:span><text:span text:style-name="T3">accomplishing whatever goal brought them there in the first place. </text:span></text:p>
      <text:p text:style-name="P3"><text:tab/>Euphoric Dragons tend to be covered in unnatural looking bright colors, sometimes in patterns or blotches. They are squat and absolutely bulbous in nature, resembling fat frogs, though their skin is not moist and actually quite tough. Though they lack wings, they can jump enormous distances, the elders causing fairly terrible earthquakes and craters as they do so across the open parts of the landscape. Despite their appearance they are not amphibious, and will generally avoid coastal areas, though they enjoy a dip in the lake every now and then. When forced to fight, a Dragon of Euphoria will leap in the direction of its foes, and sometimes use its massive tongue to grapple and swallow those it deems worthy, exposing them to its breath and the resulting servitude.</text:p>
      <text:p text:style-name="P3"/>
      <text:p text:style-name="P6"><text:span text:style-name="T2">Power Rating: </text:span><text:span text:style-name="T3">Characters' highest trait + 1.</text:span></text:p>
      <text:p text:style-name="P3"/>
      <text:p text:style-name="P3">In addition to the standard Monstrous Advantages, Dragons of Euphoria have:</text:p>
      <text:p text:style-name="P3"><text:s text:c="6"/></text:p>
      <text:p text:style-name="P2">Breath of Aligning</text:p>
      <text:p text:style-name="P2">Colossal</text:p>
      <text:p text:style-name="P2">Huge Tongue</text:p>
      <text:p text:style-name="P2">Leap</text:p>
      <text:p text:style-name="P2">Lucky Strike</text:p>
      <text:p text:style-name="P2">Karmic Shuffle</text:p>
      <text:p text:style-name="P2">Tribute</text:p>
      <text:p text:style-name="P2">Swall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6T21:37:20</meta:creation-date>
    <dc:date>2013-02-14T23:28:05</dc:date>
    <meta:editing-duration>PT15H31M58S</meta:editing-duration>
    <meta:editing-cycles>4</meta:editing-cycles>
    <meta:generator>LibreOffice/3.4$Linux LibreOffice_project/340m1$Build-402</meta:generator>
    <meta:document-statistic meta:table-count="0" meta:image-count="0" meta:object-count="0" meta:page-count="3" meta:paragraph-count="27" meta:word-count="821" meta:character-count="4967" meta:non-whitespace-character-count="4147"/>
  </office:meta>
</office:document-meta>
</file>